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_20__28_var_29_" svg:stroke-width="0.08cm" svg:stroke-color="#b3b3b3" draw:marker-start-width="0.32cm" draw:marker-end-width="0.32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323cm" fo:min-width="3.462cm"/>
    </style:style>
    <style:style style:name="gr9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223cm" fo:min-width="4.272cm"/>
    </style:style>
    <style:style style:name="gr10" style:family="graphic" style:parent-style-name="standard">
      <style:graphic-properties draw:stroke="dash" draw:stroke-dash="Fine_20_Dashed_20__28_var_29_" svg:stroke-width="0.03cm" draw:marker-start="Arrow" draw:marker-start-width="0.245cm" draw:marker-end="Arrow" draw:marker-end-width="0.2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solid" draw:fill-color="#e6e6ff" draw:textarea-horizontal-align="left" draw:auto-grow-height="true" draw:auto-grow-width="false" fo:min-height="0.733cm" fo:min-width="1.74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3.462cm"/>
    </style:style>
    <style:style style:name="gr13" style:family="graphic" style:parent-style-name="standard">
      <style:graphic-properties draw:stroke="none" svg:stroke-color="#000000" draw:fill="solid" draw:fill-color="#e6e6ff" draw:textarea-horizontal-align="left" draw:auto-grow-height="true" draw:auto-grow-width="false" fo:min-height="1.113cm" fo:min-width="2.782cm"/>
    </style:style>
    <style:style style:name="gr14" style:family="graphic" style:parent-style-name="standard">
      <style:graphic-properties draw:stroke="none" svg:stroke-color="#000000" draw:fill="solid" draw:fill-color="#e6e6ff" draw:textarea-horizontal-align="left" draw:auto-grow-height="true" draw:auto-grow-width="false" fo:min-height="1.112cm" fo:min-width="4.304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323cm" fo:min-width="3.4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fo:font-size="15pt" style:font-size-asian="18pt" style:font-size-complex="18pt"/>
    </style:style>
    <style:style style:name="P7" style:family="paragraph">
      <style:text-properties fo:color="#808080" fo:font-weight="bold" style:font-weight-asian="bold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paragraph-properties fo:text-align="end"/>
      <style:text-properties fo:color="#80808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808080" fo:font-weight="bold" style:font-weight-asian="bold" style:font-weight-complex="bold"/>
    </style:style>
    <style:style style:name="T8" style:family="text">
      <style:text-properties fo:color="#80808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3.7cm" svg:x="0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7.1cm" svg:height="3.6cm" svg:x="18.9cm" svg:y="2.2cm">
          <text:p text:style-name="P2"><text:span text:style-name="T1">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6.4cm" svg:height="2.3cm" svg:x="19.2cm" svg:y="3.2cm">
          <text:p text:style-name="P4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9cm" svg:height="17.3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228cm" svg:height="6.17cm" svg:x="5.475cm" svg:y="7.83cm">
          <text:p text:style-name="P2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2.19cm" svg:height="3.026cm" svg:x="5.994cm" svg:y="10.465cm">
          <text:p text:style-name="P2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7.09cm" svg:height="2.256cm" svg:x="5.302cm" svg:y="18.044cm">
          <text:p text:style-name="P2"><text:span text:style-name="T3">Fanout pub/sub server</text:span></text:p>
          <text:p text:style-name="P2"><text:span text:style-name="T4">at notify.syncany.org 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3.108cm" svg:height="1.651cm" svg:x="6.426cm" svg:y="11.383cm">
          <text:p text:style-name="P2"><text:span text:style-name="T3">Watch</text:span></text:p>
          <text:p text:style-name="P2"><text:span text:style-name="T3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" draw:id="id3" draw:layer="layout" svg:width="3.108cm" svg:height="1.651cm" svg:x="9.785cm" svg:y="11.383cm">
          <text:p text:style-name="P2"><text:span text:style-name="T3">Watch</text:span></text:p>
          <text:p text:style-name="P2"><text:span text:style-name="T3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6cm" svg:height="0.951cm" svg:x="6cm" svg:y="8.582cm">
          <text:p text:style-name="P2"><text:span text:style-name="T3">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5.8cm" svg:height="0.951cm" svg:x="12.3cm" svg:y="8.582cm">
          <text:p text:style-name="P2"><text:span text:style-name="T3">Nativity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.45cm" svg:height="2.5cm" svg:x="12.5cm" svg:y="2.2cm">
          <text:p text:style-name="P6"><text:span text:style-name="T5">File Manager</text:span></text:p>
          <text:p text:style-name="P6"><text:span text:style-name="T6">(Explorer, Finder, Nautilu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cm" svg:y1="17.306cm" svg:x2="29.7cm" svg:y2="17.306cm">
          <text:p/>
        </draw:line>
        <draw:frame draw:style-name="gr8" draw:text-style-name="P7" draw:layer="layout" svg:width="3.102cm" svg:height="1.673cm" svg:x="0.4cm" svg:y="6.427cm">
          <draw:text-box>
            <text:p text:style-name="P7"><text:span text:style-name="T7">Local machine</text:span></text:p>
          </draw:text-box>
        </draw:frame>
        <draw:frame draw:style-name="gr9" draw:text-style-name="P7" draw:layer="layout" svg:width="3.1cm" svg:height="1.673cm" svg:x="0.5cm" svg:y="18.327cm">
          <draw:text-box>
            <text:p text:style-name="P7"><text:span text:style-name="T7">Central</text:span></text:p>
            <text:p text:style-name="P7"><text:span text:style-name="T7">services</text:span></text:p>
          </draw:text-box>
        </draw:frame>
        <draw:custom-shape draw:style-name="gr5" draw:text-style-name="P8" xml:id="id10" draw:id="id10" draw:layer="layout" svg:width="4.7cm" svg:height="0.778cm" svg:x="12.9cm" svg:y="3.628cm">
          <text:p text:style-name="P8">Nativity 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7.98cm" svg:y1="13.034cm" svg:x2="8.847cm" svg:y2="18.044cm" draw:start-shape="id1" draw:start-glue-point="2" draw:end-shape="id2" svg:d="m7980 13034v2505h867v2505">
          <text:p/>
        </draw:connector>
        <draw:connector draw:style-name="gr10" draw:text-style-name="P1" draw:layer="layout" svg:x1="11.339cm" svg:y1="13.034cm" svg:x2="8.847cm" svg:y2="18.044cm" draw:start-shape="id3" draw:end-shape="id2" draw:end-glue-point="0" svg:d="m11339 13034v2505h-2492v2505">
          <text:p/>
        </draw:connector>
        <draw:custom-shape draw:style-name="gr2" draw:text-style-name="P3" xml:id="id4" draw:id="id4" draw:layer="layout" svg:width="5.2cm" svg:height="2.5cm" svg:x="6.5cm" svg:y="2.2cm">
          <text:p text:style-name="P3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167cm" svg:height="1.01cm" svg:x="6.824cm" svg:y="3.415cm">
          <text:p text:style-name="P8"><text:span text:style-name="T4">T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167cm" svg:height="1.01cm" svg:x="9.208cm" svg:y="3.415cm">
          <text:p text:style-name="P8"><text:span text:style-name="T4">Wiz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1cm" svg:y1="4.7cm" svg:x2="9cm" svg:y2="8.582cm" draw:start-shape="id4" draw:start-glue-point="2" draw:end-shape="id5" draw:end-glue-point="0" svg:d="m9100 4700v1941h-100v1941">
          <text:p/>
        </draw:connector>
        <draw:custom-shape draw:style-name="gr6" draw:text-style-name="P2" draw:layer="layout" svg:width="1.186cm" svg:height="1.651cm" svg:x="16.566cm" svg:y="11.40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4.1cm" svg:height="1.115cm" svg:x="6.8cm" svg:y="15.885cm">
          <draw:text-box>
            <text:p text:style-name="P9">subscribe, announce</text:p>
            <text:p text:style-name="P9">and unsubscribe</text:p>
          </draw:text-box>
        </draw:frame>
        <draw:custom-shape draw:style-name="gr6" draw:text-style-name="P2" xml:id="id7" draw:id="id7" draw:layer="layout" svg:width="3.108cm" svg:height="1.65cm" svg:x="13.192cm" svg:y="11.4cm">
          <text:p text:style-name="P2"><text:span text:style-name="T3">Init</text:span></text:p>
          <text:p text:style-name="P2"><text:span text:style-name="T3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1.39cm" svg:height="2.256cm" svg:x="13.01cm" svg:y="18.044cm">
          <text:p text:style-name="P2"><text:span text:style-name="T3">Dumb storage backend</text:span></text:p>
          <text:p text:style-name="P2"><text:span text:style-name="T4">(e.g. FTP, S3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.339cm" svg:y1="13.034cm" svg:x2="18.705cm" svg:y2="18.044cm" draw:start-shape="id3" draw:start-glue-point="2" draw:end-shape="id6" draw:end-glue-point="0" svg:d="m11339 13034v2505h7366v2505">
          <text:p/>
        </draw:connector>
        <draw:connector draw:style-name="gr10" draw:text-style-name="P1" draw:layer="layout" svg:x1="14.746cm" svg:y1="13.05cm" svg:x2="14.746cm" svg:y2="18.044cm" draw:start-shape="id7" svg:d="m14746 13050v4994">
          <text:p/>
        </draw:connector>
        <draw:custom-shape draw:style-name="gr5" draw:text-style-name="P8" draw:layer="layout" svg:width="2.068cm" svg:height="1.182cm" svg:x="19.532cm" svg:y="4.018cm">
          <text:p text:style-name="P8"><text:span text:style-name="T4">Up</text:span></text:p>
          <text:p text:style-name="P8"><text:span text:style-name="T4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186cm" svg:height="1.151cm" svg:x="24.114cm" svg:y="4.049cm"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cm" svg:y1="9.533cm" svg:x2="12.089cm" svg:y2="10.465cm" draw:start-shape="id5" draw:start-glue-point="2" draw:end-shape="id8" draw:end-glue-point="0" svg:d="m9000 9533v466h3089v466">
          <text:p/>
        </draw:connector>
        <draw:connector draw:style-name="gr10" draw:text-style-name="P1" draw:layer="layout" svg:x1="15.2cm" svg:y1="9.533cm" svg:x2="12.089cm" svg:y2="10.465cm" draw:start-shape="id9" draw:start-glue-point="2" draw:end-shape="id8" draw:end-glue-point="0" svg:d="m15200 9533v466h-3111v466">
          <text:p/>
        </draw:connector>
        <draw:frame draw:style-name="gr12" draw:text-style-name="P10" draw:layer="layout" svg:width="6.183cm" svg:height="0.8cm" svg:x="23.4cm" svg:y="6.4cm">
          <draw:text-box>
            <text:p text:style-name="P10"><text:span text:style-name="T8">User Interface Layer</text:span></text:p>
          </draw:text-box>
        </draw:frame>
        <draw:line draw:style-name="gr7" draw:text-style-name="P1" draw:layer="layout" svg:x1="3.967cm" svg:y1="7.3cm" svg:x2="29.7cm" svg:y2="7.3cm">
          <text:p/>
        </draw:line>
        <draw:connector draw:style-name="gr10" draw:text-style-name="P1" draw:layer="layout" svg:x1="15.25cm" svg:y1="4.406cm" svg:x2="15.2cm" svg:y2="8.582cm" draw:start-shape="id10" draw:end-shape="id9" draw:end-glue-point="0" svg:d="m15250 4406v2088h-50v2088">
          <text:p/>
        </draw:connector>
        <draw:frame draw:style-name="gr13" draw:text-style-name="P9" draw:layer="layout" svg:width="3.796cm" svg:height="1.547cm" svg:x="7.7cm" svg:y="5.453cm">
          <draw:text-box>
            <text:p text:style-name="P9">listWatchedFolders</text:p>
            <text:p text:style-name="P9">initNewRepo</text:p>
            <text:p text:style-name="P9">...</text:p>
          </draw:text-box>
        </draw:frame>
        <draw:frame draw:style-name="gr12" draw:text-style-name="P10" draw:layer="layout" svg:width="6.183cm" svg:height="0.8cm" svg:x="23.4cm" svg:y="7.4cm">
          <draw:text-box>
            <text:p text:style-name="P10"><text:span text:style-name="T8">Service Layer</text:span></text:p>
          </draw:text-box>
        </draw:frame>
        <draw:frame draw:style-name="gr12" draw:text-style-name="P10" draw:layer="layout" svg:width="6.183cm" svg:height="1.275cm" svg:x="23.317cm" svg:y="17.425cm">
          <draw:text-box>
            <text:p text:style-name="P10"><text:span text:style-name="T8">Backends &amp;</text:span></text:p>
            <text:p text:style-name="P10"><text:span text:style-name="T8">Internet Services</text:span></text:p>
          </draw:text-box>
        </draw:frame>
        <draw:frame draw:style-name="gr14" draw:text-style-name="P9" draw:layer="layout" svg:width="4.337cm" svg:height="1.547cm" svg:x="13.5cm" svg:y="5.453cm">
          <draw:text-box>
            <text:p text:style-name="P9">setFileIcon,</text:p>
            <text:p text:style-name="P9">FileIconCallback, </text:p>
            <text:p text:style-name="P9">ContextMenuCallback</text:p>
          </draw:text-box>
        </draw:frame>
        <draw:custom-shape draw:style-name="gr5" draw:text-style-name="P8" draw:layer="layout" svg:width="2.068cm" svg:height="1.182cm" svg:x="21.8cm" svg:y="4.018cm">
          <text:p text:style-name="P8"><text:span text:style-name="T4">Down</text:span></text:p>
          <text:p text:style-name="P8"><text:span text:style-name="T4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3.578cm" svg:x1="22.45cm" svg:y1="5.8cm" svg:x2="18.705cm" svg:y2="18.044cm" draw:start-shape="id11" draw:start-glue-point="2" draw:end-shape="id6" draw:end-glue-point="0" svg:d="m22450 5800v9700h-3745v2544">
          <text:p/>
        </draw:connector>
        <draw:frame draw:style-name="gr11" draw:text-style-name="P9" draw:layer="layout" svg:width="3.7cm" svg:height="1.115cm" svg:x="16.7cm" svg:y="15.985cm">
          <draw:text-box>
            <text:p text:style-name="P9">upload, download, list and delete</text:p>
          </draw:text-box>
        </draw:frame>
        <draw:frame draw:style-name="gr15" draw:text-style-name="P11" draw:layer="layout" svg:width="19.6cm" svg:height="1.573cm" svg:x="9.7cm" svg:y="0.3cm">
          <draw:text-box>
            <text:p text:style-name="P11"><text:span text:style-name="T9">Syncany Target Architecture (draft)</text:span></text:p>
            <text:p text:style-name="P11"><text:span text:style-name="T10">Philipp C. Heckel, 30 Nov 2013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</meta:initial-creator>
    <meta:creation-date>2013-11-30T00:35:33</meta:creation-date>
    <dc:date>2013-11-30T02:09:23</dc:date>
    <dc:creator>Philipp </dc:creator>
    <meta:editing-duration>PT1H33M51S</meta:editing-duration>
    <meta:editing-cycles>22</meta:editing-cycles>
    <meta:generator>LibreOffice/3.4$Linux LibreOffice_project/340m1$Build-402</meta:generator>
    <meta:document-statistic meta:object-count="43"/>
  </office:meta>
</office:document-meta>
</file>